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FreeSerif" officeooo:rsid="0012973f" officeooo:paragraph-rsid="0012973f"/>
    </style:style>
    <style:style style:name="P2" style:family="paragraph" style:parent-style-name="Standard">
      <style:text-properties style:font-name="FreeSerif" fo:font-size="12pt" officeooo:rsid="00198d52" officeooo:paragraph-rsid="0012973f" style:font-size-asian="12pt" style:font-size-complex="12pt"/>
    </style:style>
    <style:style style:name="P3" style:family="paragraph" style:parent-style-name="Standard">
      <style:text-properties style:font-name="FreeSerif" fo:font-size="12pt" officeooo:rsid="0012973f" officeooo:paragraph-rsid="0012973f" style:font-size-asian="12pt" style:font-size-complex="12pt"/>
    </style:style>
    <style:style style:name="P4" style:family="paragraph" style:parent-style-name="Standard">
      <style:text-properties style:font-name="FreeSerif" fo:font-size="12pt" officeooo:rsid="0013474e" officeooo:paragraph-rsid="0013474e" style:font-size-asian="12pt" style:font-size-complex="12pt"/>
    </style:style>
    <style:style style:name="P5" style:family="paragraph" style:parent-style-name="Standard">
      <style:text-properties style:font-name="FreeSans" fo:font-size="22pt" officeooo:rsid="0018e78d" officeooo:paragraph-rsid="0012973f" style:font-size-asian="22pt" style:font-size-complex="22pt"/>
    </style:style>
    <style:style style:name="P6" style:family="paragraph" style:parent-style-name="Standard">
      <style:text-properties style:font-name="FreeSans" fo:font-size="22pt" fo:language="en" fo:country="US" officeooo:rsid="0018e78d" officeooo:paragraph-rsid="0012973f" style:font-size-asian="22pt" style:font-size-complex="22pt"/>
    </style:style>
    <style:style style:name="P7" style:family="paragraph" style:parent-style-name="Standard">
      <style:text-properties style:font-name="FreeSerif" fo:font-size="12pt" officeooo:rsid="0012973f" officeooo:paragraph-rsid="0012973f"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lanning</text:p>
      <text:p text:style-name="P4">During the planning phase all of us started out by having a big meating brainstorming how the general flow of project would be handled. What parts would be handled by the app, what parts would be handled by the website and so on. This was mainly done on whiteboards and photographed (by me).</text:p>
      <text:p text:style-name="P4"/>
      <text:p text:style-name="P4">To get the team coordinated I coordinated a team on Keybase with dedicated channels for the different parts of the projects as well as <text:s/>automatic git status reporting by bots to be able to easiley follow all new commits.</text:p>
      <text:p text:style-name="P4"/>
      <text:p text:style-name="P4">I also gave continual feedback on the design mockups that was created for our first presentation.</text:p>
      <text:p text:style-name="P4"/>
      <text:p text:style-name="P5">Sprint 1</text:p>
      <text:p text:style-name="P3">During the first sprint we divided into groups and I chose to work on the Android team. Here I begun by creating the laytout for the bong in the waiter view using the different fragments created by Viktor.</text:p>
      <text:p text:style-name="P3"/>
      <text:p text:style-name="P3">This sprint also housed Lab number three where I was responsible for writing about the Strategy and Abstract Factory patterns.</text:p>
      <text:p text:style-name="P3"/>
      <text:p text:style-name="P3">Besides this I also attended the retrospective meeting with Lisa.</text:p>
      <text:p text:style-name="P5">Sprint 2</text:p>
      <text:p text:style-name="P2">asd</text:p>
      <text:p text:style-name="P5">Sprint 3</text:p>
      <text:p text:style-name="P2">as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erif" officeooo:rsid="0012973f" officeooo:paragraph-rsid="001297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ikael Danielsso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1T13:55:37.109945294</meta:creation-date>
    <dc:date>2020-02-26T09:31:48.700965819</dc:date>
    <meta:editing-duration>PT40M44S</meta:editing-duration>
    <meta:editing-cycles>4</meta:editing-cycles>
    <meta:generator>LibreOffice/6.4.1.1$Linux_X86_64 LibreOffice_project/40$Build-1</meta:generator>
    <meta:document-statistic meta:table-count="0" meta:image-count="0" meta:object-count="0" meta:page-count="1" meta:paragraph-count="13" meta:word-count="187" meta:character-count="1059" meta:non-whitespace-character-count="884"/>
  </office:meta>
</office:document-meta>
</file>